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style:font-name="sans-serif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nk til youtube video for arbeidskrav: <text:span text:style-name="T1">https://youtu.be/JcwJIF7SvgI</text:span> </text:p>
      <text:p text:style-name="Standard">Link til Webappen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7T11:40:41.82</meta:creation-date>
    <meta:generator>OpenOffice/4.1.6$Win32 OpenOffice.org_project/416m1$Build-9790</meta:generator>
    <meta:document-statistic meta:table-count="0" meta:image-count="0" meta:object-count="0" meta:page-count="1" meta:paragraph-count="2" meta:word-count="11" meta:character-count="88"/>
    <dc:date>2019-06-07T11:42:36.11</dc:date>
    <meta:editing-duration>PT1M56S</meta:editing-duration>
    <meta:editing-cycles>1</meta:editing-cycles>
  </office:meta>
</office:document-meta>
</file>